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4285f" officeooo:paragraph-rsid="0004285f"/>
    </style:style>
    <style:style style:name="T1" style:family="text">
      <style:text-properties style:font-name="sans-serif" fo:font-size="21pt"/>
    </style:style>
    <style:style style:name="T2" style:family="text">
      <style:text-properties style:font-name="sans-serif" fo:font-size="14.25pt"/>
    </style:style>
    <style:style style:name="T3" style:family="text">
      <style:text-properties style:font-name="sans-serif" fo:font-size="13.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odified Dispersive Wave Equations</text:span></text:p>
      <text:p text:style-name="P1"><text:span text:style-name="T2">Jordan Pitt</text:span></text:p>
      <text:p text:style-name="P1"><text:span text:style-name="T2">Australian National University</text:span></text:p>
      <text:p text:style-name="P1"><text:span text:style-name="T2">Email: </text:span><text:a xlink:type="simple" xlink:href="mailto:jordan.pitt@anu.edu.au" text:style-name="Internet_20_link" text:visited-style-name="Visited_20_Internet_20_Link"><text:span text:style-name="T2">jordan.pitt@anu.edu.au</text:span></text:a></text:p>
      <text:p text:style-name="P1"><text:span text:style-name="T2"/></text:p>
      <text:p text:style-name="P1"><text:span text:style-name="T3">In this talk, I present a new numerical method for a recently discovered class of equations thatdescribe the behavior of water waves that are fully non-linear, weakly dispersive and include anadditional surface tension like term. This class of equations is of interest to the wave modellingcommunity because the added surface tension like term can be used to improve the linear dispersionrelationship or produce equations that admit smooth solutions that approximate the solutions ofthe shallow water wave equations. This is the first well validated numerical method that robustlyapproximates the generalised form of this class of equations. The method has been validated againstboth analytic solutions of well understood members of this class of equations as well as forcedsolutions. The use of forced solutions extends the validation to include members of this class ofequations for which there are currently no known analytic solutions. This class of equations presentsmany challenges and the success of this numerical method affirms the utility of the hybrid ellipticsolver and finite volume methods we have developed previously for dispersive wave equ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7T12:36:50.425826026</meta:creation-date>
    <dc:date>2020-12-17T12:45:15.685219605</dc:date>
    <meta:editing-duration>PT8M26S</meta:editing-duration>
    <meta:editing-cycles>1</meta:editing-cycles>
    <meta:document-statistic meta:table-count="0" meta:image-count="0" meta:object-count="0" meta:page-count="1" meta:paragraph-count="5" meta:word-count="183" meta:character-count="1266" meta:non-whitespace-character-count="1088"/>
    <meta:generator>LibreOffice/6.0.7.3$Linux_X86_64 LibreOffice_project/00m0$Build-3</meta:generator>
  </office:meta>
</office:document-meta>
</file>